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 Two hundred years old<text:line-break/>PLACE OF BIRTH- the empire a scientist who saw a huge and vital opportunity. Went wild with his ideas- There was no sexual market no pornography no fulfillment of the vast needs of humanity. So few got fufilling partners. The company had compleetly co-opted human relationships and made them sterile and loveless and broken. This doctor stepped in with a sick solution. <text:line-break/>CURRENT LOCATION- the tree top pleasure palace <text:line-break/>NATIONALITY- used to be norse</text:p>
      <text:p text:style-name="P1">EDUCATION- company educated scientist. <text:line-break/>OCCUPATION- Leader of the sexual market. <text:line-break/>INCOME- untold billions- the sexual market is pretty much captivated through her and the millions of off-shoots and purverors of the transformative chemical. <text:line-break/>HEIGHT- anywhere from 3' to 10' tall based on what the customer wants. And what she needs. <text:line-break/>EYE COLOR- multivariate <text:line-break/>HAIR COLOR- as varried as the moon- many lengths and types and styles. Her normal is a dark raven black. <text:line-break/>BUILD- Muscular mommy like a vast black demon with huge breasts and veluptious hips. <text:line-break/>DISTINGUISHING FEATURES milk black pearl purple eyes. Raven hair- <text:line-break/>PREFERED OUTFIT- a thousand different outfits- but mostly wears a silk bathrobe or a business suit to be taken seriously. Combat armor when things are bad.<text:line-break/>GLASSES- of course! <text:line-break/>ACCESSORIES- Medical and science equipment. Technology and marketing materials market watches- she's more tapped into the system than you know “has it by the balls” as it were .<text:line-break/>GROOMING (dishelved, smart put together, untidy but clean, other explain) Incredibly clean. Everything is immaculate. Like a five star hotel. <text:line-break/><text:line-break/>DISTINGUISHING TICS AND MANNERISMS- She has a sultry lovely voice deep and feminine like the waves of the ocean crashing on the cliffs. <text:line-break/><text:line-break/>Always offering, making deals, giving people what they want. They have <text:soft-page-break/>ultimate power in the pleasure dome. And as long as the dome keeps turning out content, and keeping everyone hooked on it, then the Yaga get's left alone. <text:line-break/><text:line-break/><text:line-break/><text:line-break/><text:line-break/>HEALTH DO THE SUFFER FROM ILLNESS?<text:line-break/>They cannot be without the substance. It causes extreeme withdrawl symptoms and problems with physical stablity. Makes the horrifically ugly. Stops their youth. <text:line-break/><text:line-break/><text:line-break/>HANDWRITING</text:p>
      <text:p text:style-name="P1">A sharp but sensual cursive</text:p>
      <text:p text:style-name="P1"><text:line-break/>GAIT(Confident, powerful strides Lazy stroll Fast, walks at a clip Distracted, eyes on the ground Other? If so, explain: )</text:p>
      <text:p text:style-name="P1"/>
      <text:p text:style-name="P1">A sexual mincing strut. Both powerful and sexy. She is fucking huge so she really commands a room. But she is also cuvasious and hot and has a lot of meat to pack around. Part indica flower and part hot dommy mommy. <text:line-break/><text:line-break/>Style of speech (elevated, educated, peppered with slang, etc.): <text:line-break/><text:line-break/>She's got a brittish accent. Educated for sure. She also has a commanding hypotizing thing she can do. Like she can talk to someone when their in their head? Is it telepathy? Nawww nanobots. </text:p>
      <text:p text:style-name="P1"/>
      <text:p text:style-name="P1">Tempo of speech (rapid, slow, measured, drawl, etc.): <text:line-break/>Measured and deleberate. Everything is an invitation to fuck. To give in. to let her take you where you want to go. <text:line-break/><text:line-break/>Do they have an accent yes or no- yep brittish, if that is what you want to hear. She shimmers in the light of a thousand nano bots. They each intuit what you want. What she wants you to see. They take the reactions from <text:soft-page-break/>what you do and slowy morph themselves into what you DEEPLY desire. </text:p>
      <text:p text:style-name="P1"/>
      <text:p text:style-name="P1">PITCH MOLODIC GRAVELLY DEEP ECT- <text:line-break/><text:line-break/>MIKA Grace Kelly <text:line-break/><text:line-break/>She talks in the voice of opium. Sweet and soft and deep. Like a smokers voice but sexual. Not manly Laura Prepon.... </text:p>
      <text:p text:style-name="P1"/>
      <text:p text:style-name="P1">POSTURE (Stiff, military Slouching Casual and relaxed ‘Turtle’, tired Other? If so, explain: )<text:line-break/><text:line-break/>She cocks her hips. Theres a lot there. When she is the baba yaga. Which is the form she herself likes the most- She stands like that fucking demon in the futanari stuff. <text:line-break/><text:line-break/></text:p>
      <text:p text:style-name="P1"/>
      <text:p text:style-name="P1">GESTURING(Only when agitated or eager Doesn’t gesture Compulsive “hand-talker” Controlled, only to make a point Other? If so, explain )<text:line-break/><text:line-break/>She gestures a lot. It all feels like shes sifting a glass of wine. Or explaining a piece of art. <text:line-break/><text:line-break/>Level of Eye Contact (direct shifty etc)- it is fucking direct. Like shes gonna eat you alive. But you like the eyecontact. You like the attention. Or if you show you don't like it... if you'd rather hunt her. She plays to that. Each person see's the baba yaga as something entirely different.<text:line-break/><text:line-break/>SPEECH IMPEDIMENTS- none her speech is beautiful and perfect. <text:line-break/><text:line-break/>DISTINGUISHING SPEECH TICS</text:p>
      <text:p text:style-name="P1">Lots of darlings and pet names and little jibes. Or what ever you'd like to hear. She is constantly tweaking the feels- cracking everyone's code. <text:line-break/><text:line-break/>PREFERED CURSE WORD- Fuuuuuuuuuuuuuuuck. <text:line-break/><text:soft-page-break/><text:line-break/>CATCHPHRASES- It is a failing not to live a pleasurable life. It is not the only thing, but it is deeply important. <text:line-break/><text:line-break/>You see me as a corrupted creature, because I do not fit your morality, or your boxes of gender and biology. I say I have superseded these foolish constraints. See me as a brave explorer charting the known and unknown of human pleasure. <text:s/><text:line-break/><text:line-break/>We end up being so much more. Councilors, friends, a shoulder to cry on. No one has people they can be vulnerable with. Sexual expression is a vunerable thing. And we teach our workers here to be the utmost professionals. <text:line-break/><text:line-break/>LAUGHTER WHAT DO THE TEND TO FIND FUNNY?- any of the foolish pudeness of ideologies. Any time people get into something wild- they love a good sexual romp story or a party retelling. <text:line-break/><text:line-break/>They have lots of funny stories. Goofy people, celebrities, politicians, etc. The misery of the human condition. There is a rehab, a spa, a therapist, there is all kinds of stuff to keep this place going. And the workers- aren't mistreated. <text:line-break/><text:line-break/>DESCRIBE THEIR SMILE- Oh it is sensuous. Huge full lips, beautiful white teeth. Devilish and powerful. It makes you feel like prey looking at the smiling jaws of a lion. And it always seems to be focused on you and you alone. <text:line-break/><text:line-break/></text:p>
      <text:p text:style-name="P1"/>
      <text:p text:style-name="P1">EMOTIVE? EMOTIONS ON THEIR SLEEVE HOW EASLITY CAN OTHERS READ THEMSELVES<text:line-break/><text:line-break/>They are not easily read. They portray whatever the viewer wants to see. They itterate on past exposures and work arounds. They are very open if that seems like a likely strategy- however sometimes they leave things hidden if that is a better view. <text:line-break/><text:soft-page-break/><text:line-break/></text:p>
      <text:p text:style-name="P1"><text:line-break/><text:line-break/>They have a resting ______ face. Angel Side-eye Neutral Confused Other? If so, explain: <text:line-break/><text:line-break/>They have a resting devil face if seen in the incarnation that they love most. But that is still very attractive and powerful. Most people cannot take the whole thing in their first exposure. It is kind of a boiling a frog thing. Takes a long drawn out deal for them to make happen. But it is just a matter of time. <text:line-break/><text:line-break/>Unless you've been put on a repression regimin- some people she takes she excises the pleasure centers from- and they cannot be affected by things. Servators almost- <text:line-break/><text:line-break/>PART 2 – THE FLESH<text:line-break/>Definition how your character is a product of their environment. <text:line-break/>Similar to: the character bio and backstory. <text:line-break/>2.1 THE PAST<text:line-break/><text:line-break/>HOMETOWN- A sterile scientific community – One not bound by morals but also not dedicated to someone of such bounteous appetites and imagination. </text:p>
      <text:p text:style-name="P1"/>
      <text:p text:style-name="P1">Technology seemed this groups one focus. Their pleasure and their love. I had different aspirations. I saw a need, first in myself, then in others. I evolved, I created. I filled that need. <text:line-break/> <text:line-break/>TYPE OF CHILDHOOD(NEGLECTED sheltered etc.)<text:line-break/>EDUCATION- The highest scientific education. Culture, tech, history. Tons of information that isn't readily available. <text:line-break/><text:line-break/>Were they involved in organizations and clubs at school? </text:p>
      <text:p text:style-name="P1">Sports, model un other debate drama gay straight alliance<text:line-break/><text:line-break/><text:soft-page-break/>There wasn't much in the way of that. So much of culture has be supressed. So much of sexuality has been taken. <text:line-break/><text:line-break/>At Graduation there were named most likely to ____________ in the yearbook. <text:line-break/><text:line-break/>Likely to discover a mediocre bio endoctirine that improves wheat yields by 4%. <text:line-break/><text:line-break/>JOBS if applicable what would their resume look like. <text:line-break/>Scientist<text:line-break/>They had to come up the hard way- using what they had to promote and sell and build. They were an artifact of the rebellion- Sexuality is closely guarded in the imperium. But now they've been bought out.</text:p>
      <text:p text:style-name="P1">CEO and founder. <text:line-break/>One of the leading political and cultural leaders of the time. <text:line-break/><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P1">Earliest Memory<text:line-break/><text:line-break/>Saddest Memory <text:line-break/><text:line-break/><text:soft-pag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text:soft-pag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text:soft-pag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text:soft-pag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text:soft-page-break/>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01T11:50:57.61</meta:creation-date>
    <dc:date>2023-02-11T06:37:56.70</dc:date>
    <dc:creator>Blake Stanger</dc:creator>
    <meta:editing-duration>PT7H57M19S</meta:editing-duration>
    <meta:editing-cycles>8</meta:editing-cycles>
    <meta:generator>OpenOffice/4.1.11$Win32 OpenOffice.org_project/4111m1$Build-9808</meta:generator>
    <meta:document-statistic meta:table-count="0" meta:image-count="0" meta:object-count="0" meta:page-count="11" meta:paragraph-count="47" meta:word-count="1888" meta:character-count="11252"/>
  </office:meta>
</office:document-meta>
</file>